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4251412429" calcext:value-type="float">
            <text:p>6.425141242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3439265537" calcext:value-type="float">
            <text:p>7.343926553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.0473163842" calcext:value-type="float">
            <text:p>8.047316384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.4858757062" calcext:value-type="float">
            <text:p>8.485875706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0805084746" calcext:value-type="float">
            <text:p>13.080508474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.0783898305" calcext:value-type="float">
            <text:p>14.078389830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.5183615819" calcext:value-type="float">
            <text:p>15.518361581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6.6214689266" calcext:value-type="float">
            <text:p>16.621468926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.7556497175" calcext:value-type="float">
            <text:p>18.755649717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.959039548" calcext:value-type="float">
            <text:p>20.95903954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2.7302259887" calcext:value-type="float">
            <text:p>22.730225988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4.5324858757" calcext:value-type="float">
            <text:p>24.532485875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.0353107345" calcext:value-type="float">
            <text:p>23.035310734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.6857344633" calcext:value-type="float">
            <text:p>25.68573446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.1242937853" calcext:value-type="float">
            <text:p>27.124293785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9.8241525424" calcext:value-type="float">
            <text:p>29.824152542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92090395480226" calcext:value-type="float">
            <text:p>7.920903954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86581920903955" calcext:value-type="float">
            <text:p>7.86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.86581920903954" calcext:value-type="float">
            <text:p>7.86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.79237288135593" calcext:value-type="float">
            <text:p>7.792372881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.3658192090395" calcext:value-type="float">
            <text:p>15.36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.4159604519774" calcext:value-type="float">
            <text:p>15.41596045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.406779661017" calcext:value-type="float">
            <text:p>15.40677966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5.2365819209039" calcext:value-type="float">
            <text:p>15.236581920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0889830508474" calcext:value-type="float">
            <text:p>22.088983050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.3079096045198" calcext:value-type="float">
            <text:p>22.307909604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2.2210451977401" calcext:value-type="float">
            <text:p>22.221045197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2.3552259887006" calcext:value-type="float">
            <text:p>22.355225988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.8813559322034" calcext:value-type="float">
            <text:p>26.881355932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.8877118644068" calcext:value-type="float">
            <text:p>26.887711864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6.9738700564972" calcext:value-type="float">
            <text:p>26.973870056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6.9406779661017" calcext:value-type="float">
            <text:p>26.9406779661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1:27.70596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22:11.170236496</dc:date>
    <meta:editing-duration>PT52M55S</meta:editing-duration>
    <meta:editing-cycles>12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385cm" svg:y="0.23cm" svg:width="11.737cm" svg:height="10.139cm">
          <chartooo:coordinate-region svg:x="2.006cm" svg:y="0.43cm" svg:width="10.929cm" svg:height="9.292cm"/>
          <chart:axis chart:dimension="x" chart:name="primary-x" chart:style-name="ch4" chartooo:axis-type="auto">
            <chart:title svg:x="5.092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cm" svg:y="7.407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6.4251412429">
                <text:p>6.4251412429</text:p>
                <draw:g>
                  <svg:desc>robotOffset_avg.C2:robotOffset_avg.C5</svg:desc>
                </draw:g>
              </table:table-cell>
              <table:table-cell office:value-type="float" office:value="13.0805084746">
                <text:p>13.0805084746</text:p>
                <draw:g>
                  <svg:desc>robotOffset_avg.C6:robotOffset_avg.C9</svg:desc>
                </draw:g>
              </table:table-cell>
              <table:table-cell office:value-type="float" office:value="18.7556497175">
                <text:p>18.7556497175</text:p>
                <draw:g>
                  <svg:desc>robotOffset_avg.C10:robotOffset_avg.C13</svg:desc>
                </draw:g>
              </table:table-cell>
              <table:table-cell office:value-type="float" office:value="23.0353107345">
                <text:p>23.0353107345</text:p>
                <draw:g>
                  <svg:desc>robotOffset_avg.C14:robotOffset_avg.C17</svg:desc>
                </draw:g>
              </table:table-cell>
              <table:table-cell office:value-type="float" office:value="7.92090395480226">
                <text:p>7.92090395480226</text:p>
                <draw:g>
                  <svg:desc>robotOffset_avg.C18:robotOffset_avg.C21</svg:desc>
                </draw:g>
              </table:table-cell>
              <table:table-cell office:value-type="float" office:value="15.3658192090395">
                <text:p>15.3658192090395</text:p>
                <draw:g>
                  <svg:desc>robotOffset_avg.C22:robotOffset_avg.C25</svg:desc>
                </draw:g>
              </table:table-cell>
              <table:table-cell office:value-type="float" office:value="22.0889830508474">
                <text:p>22.0889830508474</text:p>
                <draw:g>
                  <svg:desc>robotOffset_avg.C26:robotOffset_avg.C29</svg:desc>
                </draw:g>
              </table:table-cell>
              <table:table-cell office:value-type="float" office:value="26.8813559322034">
                <text:p>26.8813559322034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3439265537">
                <text:p>7.3439265537</text:p>
              </table:table-cell>
              <table:table-cell office:value-type="float" office:value="14.0783898305">
                <text:p>14.0783898305</text:p>
              </table:table-cell>
              <table:table-cell office:value-type="float" office:value="20.959039548">
                <text:p>20.959039548</text:p>
              </table:table-cell>
              <table:table-cell office:value-type="float" office:value="25.6857344633">
                <text:p>25.6857344633</text:p>
              </table:table-cell>
              <table:table-cell office:value-type="float" office:value="7.86581920903955">
                <text:p>7.86581920903955</text:p>
              </table:table-cell>
              <table:table-cell office:value-type="float" office:value="15.4159604519774">
                <text:p>15.4159604519774</text:p>
              </table:table-cell>
              <table:table-cell office:value-type="float" office:value="22.3079096045198">
                <text:p>22.3079096045198</text:p>
              </table:table-cell>
              <table:table-cell office:value-type="float" office:value="26.8877118644068">
                <text:p>26.88771186440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0473163842">
                <text:p>8.0473163842</text:p>
              </table:table-cell>
              <table:table-cell office:value-type="float" office:value="15.5183615819">
                <text:p>15.5183615819</text:p>
              </table:table-cell>
              <table:table-cell office:value-type="float" office:value="22.7302259887">
                <text:p>22.7302259887</text:p>
              </table:table-cell>
              <table:table-cell office:value-type="float" office:value="27.1242937853">
                <text:p>27.1242937853</text:p>
              </table:table-cell>
              <table:table-cell office:value-type="float" office:value="7.86581920903954">
                <text:p>7.86581920903954</text:p>
              </table:table-cell>
              <table:table-cell office:value-type="float" office:value="15.406779661017">
                <text:p>15.406779661017</text:p>
              </table:table-cell>
              <table:table-cell office:value-type="float" office:value="22.2210451977401">
                <text:p>22.2210451977401</text:p>
              </table:table-cell>
              <table:table-cell office:value-type="float" office:value="26.9738700564972">
                <text:p>26.97387005649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4858757062">
                <text:p>8.4858757062</text:p>
              </table:table-cell>
              <table:table-cell office:value-type="float" office:value="16.6214689266">
                <text:p>16.6214689266</text:p>
              </table:table-cell>
              <table:table-cell office:value-type="float" office:value="24.5324858757">
                <text:p>24.5324858757</text:p>
              </table:table-cell>
              <table:table-cell office:value-type="float" office:value="29.8241525424">
                <text:p>29.8241525424</text:p>
              </table:table-cell>
              <table:table-cell office:value-type="float" office:value="7.79237288135593">
                <text:p>7.79237288135593</text:p>
              </table:table-cell>
              <table:table-cell office:value-type="float" office:value="15.2365819209039">
                <text:p>15.2365819209039</text:p>
              </table:table-cell>
              <table:table-cell office:value-type="float" office:value="22.3552259887006">
                <text:p>22.3552259887006</text:p>
              </table:table-cell>
              <table:table-cell office:value-type="float" office:value="26.9406779661017">
                <text:p>26.9406779661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